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2.53pt"/>
    </style:style>
    <style:style style:name="co2" style:family="table-column">
      <style:table-column-properties fo:break-before="auto" style:column-width="107.26pt"/>
    </style:style>
    <style:style style:name="co3" style:family="table-column">
      <style:table-column-properties fo:break-before="auto" style:column-width="101.25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ack_20_usage_20_by_20_fn_20_excl_20_tes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200" style:apply-style-name="ConditionalStyle_5f_1" style:base-cell-address="'stack usage by fn excl tests'.A1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200" style:apply-style-name="ConditionalStyle_5f_1" style:base-cell-address="'stack usage by fn excl tests'.A1"/>
    </style:style>
    <style:style style:name="ce3" style:family="table-cell" style:parent-style-name="Default">
      <style:map style:condition="cell-content()&gt;200" style:apply-style-name="ConditionalStyle_5f_1" style:base-cell-address="'stack usage by fn excl tests'.A1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200" style:apply-style-name="ConditionalStyle_5f_1" style:base-cell-address="'stack usage by fn excl tests'.A1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200" style:apply-style-name="ConditionalStyle_5f_1" style:base-cell-address="'stack usage by fn excl tests'.A1"/>
    </style:style>
    <style:style style:name="ce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200" style:apply-style-name="ConditionalStyle_5f_1" style:base-cell-address="'stack usage by fn excl tests'.A1"/>
    </style:style>
    <style:style style:name="ce7" style:family="table-cell" style:parent-style-name="Default">
      <style:map style:condition="cell-content()&gt;200" style:apply-style-name="ConditionalStyle_5f_1" style:base-cell-address="'stack usage by fn excl tests'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ack usage by fn excl 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- OTRadioLink commit 5c32f7f</text:p>
          </table:table-cell>
          <table:table-cell table:style-name="ce4"/>
          <table:table-cell table:style-name="ce1"/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Found using PortableUnitTests.sh with -fstack-usage enabled.</text:p>
          </table:table-cell>
          <table:table-cell table:style-name="ce4"/>
          <table:table-cell table:style-name="ce1"/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GCC 6.2</text:p>
          </table:table-cell>
          <table:table-cell table:style-name="ce4"/>
          <table:table-cell table:style-name="ce1"/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Ubuntu 16.10</text:p>
          </table:table-cell>
          <table:table-cell table:style-name="ce4"/>
          <table:table-cell table:style-name="ce1"/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- x64</text:p>
          </table:table-cell>
          <table:table-cell table:style-name="ce4"/>
          <table:table-cell table:style-name="ce1"/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>
            <text:p>Stack usage/bytes</text:p>
          </table:table-cell>
          <table:table-cell table:style-name="ce1" office:value-type="string" calcext:value-type="string">
            <text:p>Stack usage type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480:6:bool OTAESGCM::fixed32BTextSize12BNonce16BTagSimpleEnc_DEFAULT_STATELESS(void*, const uint8_t*, const uint8_t*, const uint8_t*, uint8_t, const uint8_t*, uint8_t*, uint8_t*)</text:p>
          </table:table-cell>
          <table:table-cell table:style-name="ce5" office:value-type="float" office:value="352" calcext:value-type="float">
            <text:p>352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510:6:bool OTAESGCM::fixed32BTextSize12BNonce16BTagSimpleDec_DEFAULT_STATELESS(void*, const uint8_t*, const uint8_t*, const uint8_t*, uint8_t, const uint8_t*, const uint8_t*, uint8_t*)</text:p>
          </table:table-cell>
          <table:table-cell table:style-name="ce5" office:value-type="float" office:value="352" calcext:value-type="float">
            <text:p>352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774:9:uint8_t OTRadioLink::SimpleSecureFrame32or0BodyTXBase::generateSecureOFrameRawForTX(uint8_t*, uint8_t, uint8_t, uint8_t, const char*, OTRadioLink::SimpleSecureFrame32or0BodyTXBase::fixed32BTextSize12BNonce16BTagSimpleEnc_ptr_t, void*, const uint8_t*)</text:p>
          </table:table-cell>
          <table:table-cell table:style-name="ce5" office:value-type="float" office:value="224" calcext:value-type="float">
            <text:p>224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382:9:static uint8_t OTRadioLink::SimpleSecureFrame32or0BodyTXBase::encodeSecureSmallFrameRaw(uint8_t*, uint8_t, OTRadioLink::FrameType_Secureable, const uint8_t*, uint8_t, const uint8_t*, uint8_t, const uint8_t*, OTRadioLink::SimpleSecureFrame32or0BodyTXBase::fixed32BTextSize12BNonce16BTagSimpleEnc_ptr_t, void*, const uint8_t*)</text:p>
          </table:table-cell>
          <table:table-cell table:style-name="ce5" office:value-type="float" office:value="208" calcext:value-type="float">
            <text:p>208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813:9:uint8_t OTRadioLink::SimpleSecureFrame32or0BodyTXBase::generateSecureOFrameRawForTX(uint8_t*, uint8_t, uint8_t, uint8_t, const char*, OTRadioLink::SimpleSecureFrame32or0BodyTXBase::fixed32BTextSize12BNonce16BTagSimpleEncWithWorkspace_ptr_t, const OTV0P2BASE::ScratchSpace&amp;, const uint8_t*)</text:p>
          </table:table-cell>
          <table:table-cell table:style-name="ce5" office:value-type="float" office:value="208" calcext:value-type="float">
            <text:p>208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554:9:static uint8_t OTRadioLink::SimpleSecureFrame32or0BodyRXBase::decodeSecureSmallFrameRaw(const OTRadioLink::SecurableFrameHeader*, const uint8_t*, uint8_t, OTRadioLink::SimpleSecureFrame32or0BodyRXBase::fixed32BTextSize12BNonce16BTagSimpleDec_ptr_t, void*, const uint8_t*, const uint8_t*, uint8_t*, uint8_t, uint8_t&amp;)</text:p>
          </table:table-cell>
          <table:table-cell table:style-name="ce5" office:value-type="float" office:value="192" calcext:value-type="float">
            <text:p>192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740:9:uint8_t OTRadioLink::SimpleSecureFrame32or0BodyTXBase::generateSecureOStyleFrameForTX(uint8_t*, uint8_t, OTRadioLink::FrameType_Secureable, uint8_t, const uint8_t*, uint8_t, OTRadioLink::SimpleSecureFrame32or0BodyTXBase::fixed32BTextSize12BNonce16BTagSimpleEnc_ptr_t, void*, const uint8_t*)</text:p>
          </table:table-cell>
          <table:table-cell table:style-name="ce5" office:value-type="float" office:value="192" calcext:value-type="float">
            <text:p>192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391:6:virtual bool OTAESGCM::OTAES128GCMGenericBase::gcmEncrypt(const uint8_t*, const uint8_t*, const uint8_t*, uint8_t, const uint8_t*, uint8_t, uint8_t*, uint8_t*) const</text:p>
          </table:table-cell>
          <table:table-cell table:style-name="ce5" office:value-type="float" office:value="176" calcext:value-type="float">
            <text:p>176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433:6:virtual bool OTAESGCM::OTAES128GCMGenericBase::gcmDecrypt(const uint8_t*, const uint8_t*, const uint8_t*, uint8_t, const uint8_t*, uint8_t, const uint8_t*, uint8_t*) const</text:p>
          </table:table-cell>
          <table:table-cell table:style-name="ce5" office:value-type="float" office:value="176" calcext:value-type="float">
            <text:p>176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538:6:bool OTAESGCM::fixed32BTextSize12BNonce16BTagSimpleEnc_DEFAULT_WITH_WORKSPACE(uint8_t*, uint8_t, const uint8_t*, const uint8_t*, const uint8_t*, uint8_t, const uint8_t*, uint8_t*, uint8_t*)</text:p>
          </table:table-cell>
          <table:table-cell table:style-name="ce5" office:value-type="float" office:value="176" calcext:value-type="float">
            <text:p>176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569:6:bool OTAESGCM::fixed32BTextSize12BNonce16BTagSimpleDec_DEFAULT_WITH_WORKSPACE(uint8_t*, uint8_t, const uint8_t*, const uint8_t*, const uint8_t*, uint8_t, const uint8_t*, const uint8_t*, uint8_t*)</text:p>
          </table:table-cell>
          <table:table-cell table:style-name="ce5" office:value-type="float" office:value="176" calcext:value-type="float">
            <text:p>176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465:9:static uint8_t OTRadioLink::SimpleSecureFrame32or0BodyTXBase::encodeSecureSmallFrameRawPadInPlace(uint8_t*, uint8_t, OTRadioLink::FrameType_Secureable, const uint8_t*, uint8_t, uint8_t*, uint8_t, const uint8_t*, OTRadioLink::SimpleSecureFrame32or0BodyTXBase::fixed32BTextSize12BNonce16BTagSimpleEncWithWorkspace_ptr_t, const OTV0P2BASE::ScratchSpace&amp;, const uint8_t*)</text:p>
          </table:table-cell>
          <table:table-cell table:style-name="ce5" office:value-type="float" office:value="176" calcext:value-type="float">
            <text:p>176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273:9:uint8_t OTRadioLink::encodeNonsecureSmallFrame(uint8_t*, uint8_t, OTRadioLink::FrameType_Secureable, uint8_t, const uint8_t*, uint8_t, const uint8_t*, uint8_t)</text:p>
          </table:table-cell>
          <table:table-cell table:style-name="ce5" office:value-type="float" office:value="160" calcext:value-type="float">
            <text:p>160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53:16:size_t Print::printUnsigned(long unsigned int, uint_fast8_t)</text:p>
          </table:table-cell>
          <table:table-cell table:style-name="ce5" office:value-type="float" office:value="160" calcext:value-type="float">
            <text:p>16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53:16:size_t Print::printUnsigned(long unsigned int, uint_fast8_t)</text:p>
          </table:table-cell>
          <table:table-cell table:style-name="ce5" office:value-type="float" office:value="160" calcext:value-type="float">
            <text:p>16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181:13:void OTAESGCM::GCTR(OTAESGCM::OTAES128E*, const uint8_t*, uint8_t, const uint8_t*, const uint8_t*, uint8_t*)</text:p>
          </table:table-cell>
          <table:table-cell table:style-name="ce6" office:value-type="float" office:value="144" calcext:value-type="float">
            <text:p>14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320:13:void OTAESGCM::generateTag(OTAESGCM::OTAES128E*, const uint8_t*, const uint8_t*, const uint8_t*, uint8_t, const uint8_t*, uint8_t, uint8_t*, const uint8_t*)</text:p>
          </table:table-cell>
          <table:table-cell table:style-name="ce6" office:value-type="float" office:value="144" calcext:value-type="float">
            <text:p>14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513:13:uint8_t OTRadValve::ModelledRadValveState&lt;MINIMAL_BINARY_IMPL&gt;::computeRequiredTRVPercentOpen(uint8_t, const OTRadValve::ModelledRadValveInputState&amp;) const [with bool MINIMAL_BINARY_IMPL = false]</text:p>
          </table:table-cell>
          <table:table-cell table:style-name="ce6" office:value-type="float" office:value="144" calcext:value-type="float">
            <text:p>14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cpp:367:9:uint8_t OTV0P2BASE::SimpleStatsRotationBase::writeJSON(uint8_t*, uint8_t, uint8_t, bool, bool)</text:p>
          </table:table-cell>
          <table:table-cell table:style-name="ce6" office:value-type="float" office:value="128" calcext:value-type="float">
            <text:p>12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120:13:void OTAESGCM::gFieldMultiply(const uint8_t*, const uint8_t*, uint8_t*)</text:p>
          </table:table-cell>
          <table:table-cell table:style-name="ce6" office:value-type="float" office:value="96" calcext:value-type="float">
            <text:p>9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234:13:void OTAESGCM::GHASH(const uint8_t*, uint8_t, const uint8_t*, uint8_t*)</text:p>
          </table:table-cell>
          <table:table-cell table:style-name="ce6" office:value-type="float" office:value="96" calcext:value-type="float">
            <text:p>9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293:13:void OTAESGCM::generateCDATA(OTAESGCM::OTAES128E*, const uint8_t*, const uint8_t*, uint8_t, uint8_t*, const uint8_t*)</text:p>
          </table:table-cell>
          <table:table-cell table:style-name="ce6" office:value-type="float" office:value="96" calcext:value-type="float">
            <text:p>9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715:9:uint8_t OTRadioLink::generateNonsecureBeacon(uint8_t*, uint8_t, uint8_t, const uint8_t*, uint8_t)</text:p>
          </table:table-cell>
          <table:table-cell table:style-name="ce6" office:value-type="float" office:value="96" calcext:value-type="float">
            <text:p>96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cpp:70:6:bool OTRadValve::CurrentSenseValveMotorDirect::CalibrationParameters::updateAndCompute(uint16_t, uint16_t, uint8_t)</text:p>
          </table:table-cell>
          <table:table-cell table:style-name="ce6" office:value-type="float" office:value="96" calcext:value-type="float">
            <text:p>9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FHT8VRadValve.cpp:285:17:static const uint8_t* OTRadValve::FHT8VRadValveUtil::FHT8VDecodeBitStream(const uint8_t*, const uint8_t*, OTRadValve::FHT8VRadValveUtil::fht8v_msg_t*)</text:p>
          </table:table-cell>
          <table:table-cell table:style-name="ce6" office:value-type="float" office:value="96" calcext:value-type="float">
            <text:p>9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cpp:105:6:void OTRadValve::ModelledRadValve::computeTargetTemperature()</text:p>
          </table:table-cell>
          <table:table-cell table:style-name="ce6" office:value-type="float" office:value="96" calcext:value-type="float">
            <text:p>96</text:p>
          </table:table-cell>
          <table:table-cell table:style-name="ce2" office:value-type="string" calcext:value-type="string">
            <text:p>dynamic,bounded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203:10:void OTRadValve::ModelledRadValveState&lt;MINIMAL_BINARY_IMPL&gt;::tick(volatile uint8_t&amp;, const OTRadValve::ModelledRadValveInputState&amp;, OTRadValve::AbstractRadValve*) [with bool MINIMAL_BINARY_IMPL = false]</text:p>
          </table:table-cell>
          <table:table-cell table:style-name="ce6" office:value-type="float" office:value="96" calcext:value-type="float">
            <text:p>9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cpp:268:6:bool OTV0P2BASE::SimpleStatsRotationBase::put(OTV0P2BASE::MSG_JSON_SimpleStatsKey_t, int16_t, bool)</text:p>
          </table:table-cell>
          <table:table-cell table:style-name="ce6" office:value-type="float" office:value="96" calcext:value-type="float">
            <text:p>9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183:6:void OTAESGCM::OTAES128E_AVR::KeyExpansion()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274:6:void OTAESGCM::OTAES128E_AVR::SubBytes()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438:6:void OTAESGCM::OTAES128DE_AVR::InvSubBytes()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76:9:uint8_t OTRadioLink::SecurableFrameHeader::checkAndEncodeSmallFrameHeader(uint8_t*, uint8_t, bool, OTRadioLink::FrameType_Secureable, uint8_t, const uint8_t*, uint8_t, uint8_t, uint8_t)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442:18:int_fast16_t OTRadValve::ModelledRadValveState&lt;MINIMAL_BINARY_IMPL&gt;::getRawDelta(uint8_t) const [with bool MINIMAL_BINARY_IMPL = false]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cpp:245:6:bool OTV0P2BASE::SimpleStatsRotationBase::putDescriptor(const OTV0P2BASE::GenericStatsDescriptor&amp;)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AmbientLight.cpp:86:6:void OTV0P2BASE::SensorAmbientLightAdaptive::recomputeThresholds(uint8_t, bool)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impleBinaryStats.cpp:180:10:uint8_t* OTV0P2BASE::encodeFullStatsMessageCore(uint8_t*, uint8_t, OTV0P2BASE::stats_TX_level, bool, const FullStatsMessageCore_t*)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impleBinaryStats.cpp:280:16:const uint8_t* OTV0P2BASE::decodeFullStatsMessageCore(const uint8_t*, uint8_t, OTV0P2BASE::stats_TX_level, bool, OTV0P2BASE::FullStatsMessageCore_t*)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414:6:void OTAESGCM::OTAES128DE_AVR::InvMixColumns(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NullRadioLink.cpp:54:6:virtual bool OTRadioLink::OTNullRadioLink::sendRaw(const uint8_t*, uint8_t, int8_t, OTRadioLink::OTRadioLink::TXpower, bool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180:9:uint8_t OTRadioLink::SecurableFrameHeader::checkAndDecodeSmallFrameHeader(const uint8_t*, uint8_t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244:9:uint8_t OTRadioLink::SecurableFrameHeader::computeNonSecureFrameCRC(const uint8_t*, uint8_t) const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319:9:uint8_t OTRadioLink::decodeNonsecureSmallFrameRaw(const OTRadioLink::SecurableFrameHeader*, const uint8_t*, uint8_t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639:6:bool OTRadioLink::SimpleSecureFrame32or0BodyRXBase::validateRXMessageCount(const uint8_t*, const uint8_t*) const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660:6:bool OTRadioLink::fixed32BTextSize12BNonce16BTagSimpleEnc_NULL_IMPL(void*, const uint8_t*, const uint8_t*, const uint8_t*, uint8_t, const uint8_t*, uint8_t*, uint8_t*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687:6:bool OTRadioLink::fixed32BTextSize12BNonce16BTagSimpleDec_NULL_IMPL(void*, const uint8_t*, const uint8_t*, const uint8_t*, uint8_t, const uint8_t*, const uint8_t*, uint8_t*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cpp:84:9:virtual uint8_t OTRadValve::ModeButtonAndPotActuatorPhysicalUI::read(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481:7:bool std::__atomic_base&lt;_IntTp&gt;::compare_exchange_strong(std::__atomic_base&lt;_IntTp&gt;::__int_type&amp;, std::__atomic_base&lt;_IntTp&gt;::__int_type, std::memory_order, std::memory_order) volatile [with _ITp = unsigned char]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cpp:240:6:void OTRadValve::CurrentSenseValveMotorDirectBinaryOnly::poll(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cpp:448:6:virtual bool OTRadValve::CurrentSenseValveMotorDirect::do_valveCalibrating_prop(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cpp:606:6:virtual bool OTRadValve::CurrentSenseValveMotorDirect::do_valveNormal_prop(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481:7:bool std::__atomic_base&lt;_IntTp&gt;::compare_exchange_strong(std::__atomic_base&lt;_IntTp&gt;::__int_type&amp;, std::__atomic_base&lt;_IntTp&gt;::__int_type, std::memory_order, std::memory_order) volatile [with _ITp = unsigned char]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SimpleValveSchedule.cpp:50:6:void OTRadValve::SimpleValveScheduleBase::applyUserSchedule(OTRadValve::ValveMode*, uint_least16_t) const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481:7:bool std::__atomic_base&lt;_IntTp&gt;::compare_exchange_strong(std::__atomic_base&lt;_IntTp&gt;::__int_type&amp;, std::__atomic_base&lt;_IntTp&gt;::__int_type, std::memory_order, std::memory_order) volatile [with _ITp = unsigned char]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74:16:size_t Print::printSigned(long int, uint_fast8_t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82:24:virtual size_t Print::write(const uint8_t*, size_t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cpp:96:6:void OTV0P2BASE::outputJSONStats(Print*, bool, const uint8_t*, uint8_t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cpp:317:8:size_t OTV0P2BASE::SimpleStatsRotationBase::print(OTV0P2BASE::BufPrint&amp;, const OTV0P2BASE::SimpleStatsRotationBase::DescValueTuple&amp;, bool&amp;) const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AmbientLightOccupancy.cpp:50:55:virtual OTV0P2BASE::SensorAmbientLightOccupancyDetectorInterface::occType OTV0P2BASE::SensorAmbientLightOccupancyDetectorSimple::update(uint8_t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Occupancy.cpp:61:9:virtual uint8_t OTV0P2BASE::PseudoSensorOccupancyTracker::read(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481:7:bool std::__atomic_base&lt;_IntTp&gt;::compare_exchange_strong(std::__atomic_base&lt;_IntTp&gt;::__int_type&amp;, std::__atomic_base&lt;_IntTp&gt;::__int_type, std::memory_order, std::memory_order) volatile [with _ITp = unsigned char]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74:16:size_t Print::printSigned(long int, uint_fast8_t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impleBinaryStats.cpp:158:6:void OTV0P2BASE::outputMinimalStats(Print*, bool, uint8_t, uint8_t, const trailingMinimalStatsPayload_t*)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tats.cpp:126:6:bool OTV0P2BASE::NVByHourByteStatsBase::inOutlierQuartile(bool, uint8_t, uint8_t) const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371:6:void OTAESGCM::OTAES128E_AVR::Cipher(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484:6:void OTAESGCM::OTAES128DE_AVR::InvCipher(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524:6:virtual void OTAESGCM::OTAES128E_AVR::blockEncrypt(const uint8_t*, const uint8_t*, uint8_t*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554:6:virtual void OTAESGCM::OTAES128DE_AVR::blockDecrypt(const uint8_t*, const uint8_t*, uint8_t*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h:73:13:OTAESGCM::OTAES128E_AVR::OTAES128E_AVR(uint8_t*, uint8_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366:13:void OTAESGCM::generateAuthKey(OTAESGCM::OTAES128E*, const uint8_t*, uint8_t*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h:154:23:constexpr OTAESGCM::OTAES128GCMGenericWithWorkspace&lt;OTAESImpl&gt;::OTAES128GCMGenericWithWorkspace(uint8_t*, uint8_t) [with OTAESImpl = OTAESGCM::OTAES128E_AV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RadioLink.h:353:26:virtual bool OTRadioLink::OTRadioLink::queueToSend(const uint8_t*, uint8_t, int8_t, OTRadioLink::OTRadioLink::TXpower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130:15:constexpr OTV0P2BASE::ScratchSpace::ScratchSpace(const OTV0P2BASE::ScratchSpace&amp;, uint8_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h:220:17:uint8_t OTRadioLink::SecurableFrameHeader::getTl(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610:9:static uint8_t OTRadioLink::SimpleSecureFrame32or0BodyTXBase::addPaddingTo32BTrailing0sAndPadCount(uint8_t*, uint8_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94:3:constexpr std::memory_order std::__cmpexch_failure_order(std::memory_order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Concurrency.h:108:17:void OTV0P2BASE::safeDecIfNZWeak(volatile Atomic_UInt8T&amp;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328:17:void OTRadValve::ModeButtonAndPotActuatorPhysicalUI::startBakeFromInt(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400:7:std::__atomic_base&lt;_IntTp&gt;::__int_type std::__atomic_base&lt;_IntTp&gt;::load(std::memory_order) const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504:7:bool std::__atomic_base&lt;_IntTp&gt;::compare_exchange_strong(std::__atomic_base&lt;_IntTp&gt;::__int_type&amp;, std::__atomic_base&lt;_IntTp&gt;::__int_type, std::memory_order)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378:7:void std::__atomic_base&lt;_IntTp&gt;::store(std::__atomic_base&lt;_IntTp&gt;::__int_type, std::memory_order)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370:18:virtual bool OTRadValve::CurrentSenseValveMotorDirectBinaryOnly::isControlledValveReallyOpen(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585:18:virtual void OTRadValve::CurrentSenseValveMotorDirect::recomputeIntermediatePosition(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cpp:156:9:virtual uint8_t OTRadValve::CurrentSenseValveMotorDirect::getMinPercentOpen(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cpp:223:6:bool OTRadValve::CurrentSenseValveMotorDirect::shouldDeferCalibration(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400:7:std::__atomic_base&lt;_IntTp&gt;::__int_type std::__atomic_base&lt;_IntTp&gt;::load(std::memory_order) const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378:7:void std::__atomic_base&lt;_IntTp&gt;::store(std::__atomic_base&lt;_IntTp&gt;::__int_type, std::memory_order)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FHT8VRadValve.cpp:105:17:uint8_t* OTRadValve::_FHT8VCreate200usAppendByteEP(uint8_t*, uint8_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FHT8VRadValve.cpp:119:10:static uint8_t* OTRadValve::FHT8VRadValveUtil::FHT8VCreate200usBitStreamBptr(uint8_t*, const fht8v_msg_t*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94:3:constexpr std::memory_order std::__cmpexch_failure_order(std::memory_order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Concurrency.h:108:17:void OTV0P2BASE::safeDecIfNZWeak(volatile Atomic_UInt8T&amp;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cpp:67:6:virtual bool OTRadValve::ModelledRadValve::isControlledValveReallyOpen(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400:7:std::__atomic_base&lt;_IntTp&gt;::__int_type std::__atomic_base&lt;_IntTp&gt;::load(std::memory_order) const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504:7:bool std::__atomic_base&lt;_IntTp&gt;::compare_exchange_strong(std::__atomic_base&lt;_IntTp&gt;::__int_type&amp;, std::__atomic_base&lt;_IntTp&gt;::__int_type, std::memory_order)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378:7:void std::__atomic_base&lt;_IntTp&gt;::store(std::__atomic_base&lt;_IntTp&gt;::__int_type, std::memory_order)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SimpleValveSchedule.cpp:84:16:virtual uint_least16_t OTRadValve::SimpleValveScheduleParams::getSimpleScheduleOff(uint8_t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SimpleValveSchedule.cpp:99:6:virtual bool OTRadValve::SimpleValveScheduleParams::isAnyScheduleOnWARMNow(uint_least16_t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SimpleValveSchedule.cpp:136:6:virtual bool OTRadValve::SimpleValveScheduleParams::isAnyScheduleOnWARMSoon(uint_least16_t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378:7:void std::__atomic_base&lt;_IntTp&gt;::store(std::__atomic_base&lt;_IntTp&gt;::__int_type, std::memory_order)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94:3:constexpr std::memory_order std::__cmpexch_failure_order(std::memory_order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Concurrency.h:108:17:void OTV0P2BASE::safeDecIfNZWeak(volatile Atomic_UInt8T&amp;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400:7:std::__atomic_base&lt;_IntTp&gt;::__int_type std::__atomic_base&lt;_IntTp&gt;::load(std::memory_order) const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504:7:bool std::__atomic_base&lt;_IntTp&gt;::compare_exchange_strong(std::__atomic_base&lt;_IntTp&gt;::__int_type&amp;, std::__atomic_base&lt;_IntTp&gt;::__int_type, std::memory_order)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378:7:void std::__atomic_base&lt;_IntTp&gt;::store(std::__atomic_base&lt;_IntTp&gt;::__int_type, std::memory_order)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83:16:size_t Print::write(const char*, size_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87:16:size_t Print::println(char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92:16:size_t Print::print(long int, in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94:16:size_t Print::print(long unsigned int, in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99:16:size_t Print::println(const __FlashStringHelper*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cpp:68:9:uint8_t OTV0P2BASE::adjustJSONMsgForTXAndComputeCRC(char*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cpp:120:8:int8_t OTV0P2BASE::checkJSONMsgRXCRC(const uint8_t*, uint8_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cpp:198:43:OTV0P2BASE::SimpleStatsRotationBase::DescValueTuple* OTV0P2BASE::SimpleStatsRotationBase::findByKey(OTV0P2BASE::MSG_JSON_SimpleStatsKey_t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cpp:229:6:bool OTV0P2BASE::SimpleStatsRotationBase::remove(OTV0P2BASE::MSG_JSON_SimpleStatsKey_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h:144:5:OTV0P2BASE::BufPrintT&lt;Printer&gt;::BufPrintT(char*, uint8_t) [with Printer = Print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AmbientLight.cpp:43:9:virtual uint8_t OTV0P2BASE::SensorAmbientLightAdaptive::read(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AmbientLight.cpp:147:6:void OTV0P2BASE::SensorAmbientLightAdaptive::setTypMinMax(uint8_t, uint8_t, uint8_t, bool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94:3:constexpr std::memory_order std::__cmpexch_failure_order(std::memory_order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Concurrency.h:108:17:void OTV0P2BASE::safeDecIfNZWeak(volatile Atomic_UInt8T&amp;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Occupancy.cpp:114:6:void OTV0P2BASE::PseudoSensorOccupancyTracker::markAsPossiblyOccupied(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Occupancy.cpp:136:6:void OTV0P2BASE::PseudoSensorOccupancyTracker::markAsJustPossiblyOccupied(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400:7:std::__atomic_base&lt;_IntTp&gt;::__int_type std::__atomic_base&lt;_IntTp&gt;::load(std::memory_order) const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504:7:bool std::__atomic_base&lt;_IntTp&gt;::compare_exchange_strong(std::__atomic_base&lt;_IntTp&gt;::__int_type&amp;, std::__atomic_base&lt;_IntTp&gt;::__int_type, std::memory_order)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378:7:void std::__atomic_base&lt;_IntTp&gt;::store(std::__atomic_base&lt;_IntTp&gt;::__int_type, std::memory_order) volatile [with _ITp = unsigned char]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83:16:size_t Print::write(const char*, size_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92:16:size_t Print::print(long int, in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94:16:size_t Print::print(long unsigned int, in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impleBinaryStats.cpp:40:6:bool OTV0P2BASE::verifyHeaderAndCRCForTrailingMinimalStatsPayload(const uint8_t*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impleBinaryStats.cpp:95:6:void OTV0P2BASE::writeTrailingMinimalStatsPayload(uint8_t*, const trailingMinimalStatsPayload_t*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impleBinaryStats.cpp:123:6:void OTV0P2BASE::outputCoreStats(Print*, bool, const FullStatsMessageCore_t*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tats.cpp:35:9:static uint8_t OTV0P2BASE::NVByHourByteStatsBase::smoothStatsValue(uint8_t, uint8_t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tats.cpp:48:9:uint8_t OTV0P2BASE::NVByHourByteStatsBase::countStatSamplesBelow(uint8_t, uint8_t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tats.cpp:62:9:uint8_t OTV0P2BASE::NVByHourByteStatsBase::getMinByHourStat(uint8_t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tats.cpp:75:9:uint8_t OTV0P2BASE::NVByHourByteStatsBase::getMaxByHourStat(uint8_t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tats.cpp:91:6:bool OTV0P2BASE::NVByHourByteStatsBase::inBottomQuartile(uint8_t, uint8_t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tats.cpp:107:6:bool OTV0P2BASE::NVByHourByteStatsBase::inTopQuartile(uint8_t, uint8_t) const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cpp:34:5:int OTV0P2BASE::parseHexByte(const char*)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353:6:void OTAESGCM::OTAES128E_AVR::MixColumns()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FHT8VRadValve.cpp:255:16:uint8_t OTRadValve::readOneByteWithParity(OTRadValve::decode_state_t*)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CRC.cpp:60:13:uint8_t OTV0P2BASE::crc7_5B_update_nz_final(uint8_t, uint8_t)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h:80:18:void OTAESGCM::OTAES128E_AVR::cleanup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174:16:uint8_t OTAESGCM::getSBoxValue(uint8_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405:16:uint8_t OTAESGCM::getSBoxInvert(uint8_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h:114:23:constexpr OTAESGCM::OTAES128GCMGenericBase::OTAES128GCMGenericBase(OTAESGCM::OTAES128E*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276:13:void OTAESGCM::generateICB(const uint8_t*, uint8_t*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h:141:23:constexpr OTAESGCM::OTAES128GCMGeneric&lt;OTAESImpl&gt;::OTAES128GCMGeneric() [with OTAESImpl = OTAESGCM::OTAES128E_AVR]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RadioLink.h:199:26:virtual void OTRadioLink::OTRadioLink::panicShutdown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RadioLink.cpp:91:10:void OTRadioLink::dumpRXMsg(const uint8_t*, uint8_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h:208:24:uint8_t OTRadioLink::SecurableFrameHeader::getHl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h:216:24:uint8_t OTRadioLink::SecurableFrameHeader::getBodyOffset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h:355:28:static int16_t OTRadioLink::SimpleSecureFrame32or0BodyBase::msgcountercmp(const uint8_t*, const uint8_t*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Occupancy.h:244:10:bool OTV0P2BASE::PseudoSensorOccupancyTracker::longLongVacant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ValveMode.h:128:10:void OTRadValve::ValveMode::setWarmModeDebounced(bool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ValveMode.h:135:10:bool OTRadValve::ValveMode::inBakeMode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ValveMode.h:140:10:void OTRadValve::ValveMode::cancelBakeDebounced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ValveMode.h:145:10:void OTRadValve::ValveMode::startBake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168:10:void OTRadValve::ModeButtonAndPotActuatorPhysicalUI::userOpFeedback(bool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287:18:virtual bool OTRadValve::ModeButtonAndPotActuatorPhysicalUI::veryRecentUIControlUse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293:18:virtual bool OTRadValve::ModeButtonAndPotActuatorPhysicalUI::recentUIControlUse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342:18:virtual bool OTRadValve::ModeButtonAndPotActuatorPhysicalUI::handleInterruptSimple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cpp:47:6:void OTRadValve::ModeButtonAndPotActuatorPhysicalUI::markUIControlUsed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cpp:67:6:void OTRadValve::ModeButtonAndPotActuatorPhysicalUI::markUIControlUsedSignificant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h:122:22:virtual bool OTV0P2BASE::ErrorReport::set(int8_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h:134:14:bool OTV0P2BASE::ErrorReport::set(OTV0P2BASE::ErrorReport::errorCatalogue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h:151:14:bool OTV0P2BASE::ErrorReport::isAged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185:17:void OTRadValve::CurrentSenseValveMotorDirectBinaryOnly::changeState(OTRadValve::CurrentSenseValveMotorDirectBinaryOnly::driverState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231:17:void OTRadValve::CurrentSenseValveMotorDirectBinaryOnly::clearPerState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288:18:virtual void OTRadValve::CurrentSenseValveMotorDirectBinaryOnly::hitEndstop(bool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406:18:virtual void OTRadValve::CurrentSenseValveMotorDirectBinaryOnly::signalValveFitted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550:10:void OTRadValve::CurrentSenseValveMotorDirect::reportTrackingError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596:18:virtual void OTRadValve::CurrentSenseValveMotorDirect::hitEndstop(bool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646:10:bool OTRadValve::CurrentSenseValveMotorDirect::inNonProportionalMode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cpp:171:6:virtual void OTRadValve::CurrentSenseValveMotorDirectBinaryOnly::wiggle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cpp:207:6:bool OTRadValve::CurrentSenseValveMotorDirectBinaryOnly::runTowardsEndStop(bool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ValveMode.h:99:13:uint8_t OTRadValve::ValveMode::_get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ValveMode.h:108:21:virtual uint8_t OTRadValve::ValveMode::read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ValveMode.h:140:10:void OTRadValve::ValveMode::cancelBakeDebounced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h:691:21:virtual uint8_t OTRadValve::ModelledRadValve::read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h:700:18:virtual bool OTRadValve::ModelledRadValve::isInNormalRunState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h:705:18:virtual bool OTRadValve::ModelledRadValve::isInErrorState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h:724:21:virtual uint8_t OTRadValve::ModelledRadValve::getMinPercentOpen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h:831:18:virtual void OTRadValve::ModelledRadValve::wiggle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cpp:82:6:void OTRadValve::ModelledRadValve::computeCallForHeat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435:18:int_fast16_t OTRadValve::ModelledRadValveState&lt;MINIMAL_BINARY_IMPL&gt;::getSmoothedRecent() const [with bool MINIMAL_BINARY_IMPL = false]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ValveMode.h:128:10:void OTRadValve::ValveMode::setWarmModeDebounced(bool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ValveMode.h:140:10:void OTRadValve::ValveMode::cancelBakeDebounced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TestValve.cpp:28:6:bool OTRadValve::TestValveMotor::runFastTowardsEndStop(bool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TestValve.cpp:45:6:void OTRadValve::TestValveMotor::poll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:559:17:constexpr std::atomic&lt;unsigned char&gt;::atomic(std::atomic&lt;unsigned char&gt;::__integral_type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95:7:constexpr OTV0P2BASE::Sensor&lt;signed char&gt;::Sensor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ctuator.h:42:7:constexpr OTV0P2BASE::Actuator&lt;signed char&gt;::Actuator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h:116:9:OTV0P2BASE::ErrorReport::ErrorReport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h:122:22:virtual bool OTV0P2BASE::ErrorReport::set(int8_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h:147:24:virtual int8_t OTV0P2BASE::ErrorReport::read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h:151:14:bool OTV0P2BASE::ErrorReport::isAged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h:154:22:virtual bool OTV0P2BASE::ErrorReport::isAvailable() const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cpp:36:1:void __static_initialization_and_destruction_0(int, in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85:16:size_t Print::println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86:16:size_t Print::print(char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88:16:size_t Print::print(unsigned char, in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90:16:size_t Print::print(int, in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96:16:size_t Print::print(const char*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98:16:size_t Print::print(const __FlashStringHelper*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h:279:17:constexpr OTV0P2BASE::SimpleStatsRotationBase::DescValueTuple::DescValueTuple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Occupancy.cpp:95:6:void OTV0P2BASE::PseudoSensorOccupancyTracker::markAsOccupied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rial_IO.cpp:48:6:void OTV0P2BASE::serialPrintlnAndFlush(const __FlashStringHelper*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rial_IO.cpp:66:6:void OTV0P2BASE::serialPrintAndFlush(const __FlashStringHelper*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rial_IO.cpp:83:6:void OTV0P2BASE::serialPrintAndFlush(const char*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rial_IO.cpp:100:6:void OTV0P2BASE::serialPrintlnAndFlush(const char*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rial_IO.cpp:118:6:void OTV0P2BASE::serialPrintAndFlush(char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rial_IO.cpp:146:6:void OTV0P2BASE::serialPrintAndFlush(int, uint8_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rial_IO.cpp:166:6:void OTV0P2BASE::serialPrintAndFlush(unsigned int, uint8_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rial_IO.cpp:186:6:void OTV0P2BASE::serialPrintAndFlush(long unsigned int, uint8_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rial_IO.cpp:213:6:void OTV0P2BASE::serialWriteAndFlush(const char*, uint8_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85:16:size_t Print::println(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86:16:size_t Print::print(char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88:16:size_t Print::print(unsigned char, in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90:16:size_t Print::print(int, int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96:16:size_t Print::print(const char*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98:16:size_t Print::print(const __FlashStringHelper*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impleBinaryStats.h:208:20:void OTV0P2BASE::clearFullStatsMessageCore(OTV0P2BASE::FullStatsMessageCore_t*)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tats.cpp:175:8:int8_t OTV0P2BASE::eeprom_unary_2byte_decode(uint8_t, uint8_t)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31:16:uint8_t pgm_read_byte(const uint8_t*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258:6:void OTAESGCM::OTAES128E_AVR::AddRoundKey(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290:6:void OTAESGCM::OTAES128E_AVR::ShiftRows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321:16:uint8_t OTAESGCM::xtime(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AVR.cpp:453:6:void OTAESGCM::OTAES128DE_AVR::InvShiftRows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128.h:43:23:constexpr OTAESGCM::OTAES128E::OTAES128E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h:49:23:constexpr OTAESGCM::OTAES128GCM::OTAES128GCM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58:13:void OTAESGCM::xorBlock(uint8_t*, const uint8_t*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72:13:void OTAESGCM::shiftBlockRight(uint8_t*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96:16:uint8_t OTAESGCM::checkTag(const uint8_t*, const uint8_t*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cpp:156:13:void OTAESGCM::incr32(uint8_t*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AESGCM_OTAESGCM.h:158:35:static constexpr bool OTAESGCM::OTAES128GCMGenericWithWorkspace&lt;OTAESImpl&gt;::isWorkspaceSufficient(uint8_t*, uint8_t) [with OTAESImpl = OTAESGCM::OTAES128E_AV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RadioLink.h:169:26:virtual bool OTRadioLink::OTRadioLink::_doconfig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RadioLink.h:195:26:virtual void OTRadioLink::OTRadioLink::preinit(const void*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RadioLink.h:243:26:virtual bool OTRadioLink::OTRadioLink::isAvailable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RadioLink.h:321:29:virtual uint8_t OTRadioLink::OTRadioLink::getRXErr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RadioLink.h:363:26:virtual void OTRadioLink::OTRadioLink::poll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RadioLink.h:374:26:virtual bool OTRadioLink::OTRadioLink::handleInterruptSimple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RadioLink.h:379:26:virtual bool OTRadioLink::OTRadioLink::end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NullRadioLink.h:39:10:virtual bool OTRadioLink::OTNullRadioLink::begin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NullRadioLink.h:47:10:virtual void OTRadioLink::OTNullRadioLink::_dolisten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NullRadioLink.cpp:27:6:virtual void OTRadioLink::OTNullRadioLink::getCapacity(uint8_t&amp;, uint8_t&amp;, uint8_t&amp;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NullRadioLink.cpp:34:9:virtual uint8_t OTRadioLink::OTNullRadioLink::getRXMsgsQueued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NullRadioLink.cpp:39:25:virtual const volatile uint8_t* OTRadioLink::OTNullRadioLink::peekRXMsg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NullRadioLink.cpp:44:6:virtual void OTRadioLink::OTNullRadioLink::removeRXMsg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RadioLink.cpp:41:13:uint8_t OTRadioLink::frameLenFFTerminated(const uint8_t*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OTRadioLink.cpp:99:10:bool OTRadioLink::frameFilterTrailingZeros(const volatile uint8_t*, volatile uint8_t&amp;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125:27:static constexpr bool OTV0P2BASE::ScratchSpace::subSpaceCannotBeMade(uint8_t, 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177:17:static void OTV0P2BASE::MemoryChecks::recordIfMinSP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h:155:9:OTRadioLink::SecurableFrameHeader::SecurableFrameHeader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h:160:14:bool OTRadioLink::SecurableFrameHeader::isInvalid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h:182:14:bool OTRadioLink::SecurableFrameHeader::isSecure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h:192:17:uint8_t OTRadioLink::SecurableFrameHeader::getSeq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h:194:17:uint8_t OTRadioLink::SecurableFrameHeader::getIl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338:6:static bool OTRadioLink::SimpleSecureFrame32or0BodyBase::msgcounteradd(uint8_t*, 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ioLink_SecureableFrameType.cpp:628:9:static uint8_t OTRadioLink::SimpleSecureFrame32or0BodyRXBase::removePaddingTo32BTrailing0sAndPadCount(const uint8_t*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177:17:static void OTV0P2BASE::MemoryChecks::recordIfMinSP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80:3:constexpr std::memory_order std::operator&amp;(std::memory_order, std::__memory_order_modifier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87:3:constexpr std::memory_order std::__cmpexch_failure_order2(std::memory_order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ctuator.h:79:21:virtual uint8_t OTV0P2BASE::SimpleTSUint8Actuator::get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AmbientLight.h:98:10:bool OTV0P2BASE::SensorAmbientLightBase::isRoomDark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PowerManagement.h:247:10:bool OTV0P2BASE::SupplyVoltageLow::isSupplyVoltageLow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Occupancy.h:200:13:uint8_t OTV0P2BASE::PseudoSensorOccupancyTracker::getVacancyH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TemperaturePot.h:73:17:bool OTV0P2BASE::SensorTemperaturePotBase::isAtLoEndStop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TemperaturePot.h:77:17:bool OTV0P2BASE::SensorTemperaturePotBase::isAtHiEndStop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ValveMode.h:123:10:bool OTRadValve::ValveMode::inWarmMode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60:18:virtual bool OTRadValve::ActuatorPhysicalUIBase::set(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72:21:virtual uint8_t OTRadValve::ActuatorPhysicalUIBase::preferredPollInterval_s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127:24:static void OTRadValve::ModeButtonAndPotActuatorPhysicalUI::veryTinyPause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128:24:static void OTRadValve::ModeButtonAndPotActuatorPhysicalUI::tinyPause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129:24:static void OTRadValve::ModeButtonAndPotActuatorPhysicalUI::smallPause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130:24:static void OTRadValve::ModeButtonAndPotActuatorPhysicalUI::mediumPause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131:24:static void OTRadValve::ModeButtonAndPotActuatorPhysicalUI::bigPause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135:24:static void OTRadValve::ModeButtonAndPotActuatorPhysicalUI::offPause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221:18:virtual bool OTRadValve::ModeButtonAndPotActuatorPhysicalUI::pollMODEButton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229:18:virtual void OTRadValve::ModeButtonAndPotActuatorPhysicalUI::handleOtherUserControls(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ctuatorPhysicalUI.h:236:18:virtual void OTRadValve::ModeButtonAndPotActuatorPhysicalUI::handleOtherUserControls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52:38:constexpr const T OTV0P2BASE::fnabsdiff(const T&amp;, const T&amp;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76:18:bool OTV0P2BASE::SensorCore&lt;T&gt;::isAvailable() const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80:26:const char* OTV0P2BASE::SensorCore&lt;T&gt;::tag() const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108:18:bool OTV0P2BASE::Sensor&lt;T&gt;::isValid(T) const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80:3:constexpr std::memory_order std::operator&amp;(std::memory_order, std::__memory_order_modifier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PowerManagement.h:247:10:bool OTV0P2BASE::SupplyVoltageLow::isSupplyVoltageLow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4:39:constexpr const T&amp; OTV0P2BASE::fnmax(const T&amp;, const T&amp;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166:13:uint8_t OTRadValve::CurrentSenseValveMotorDirectBinaryOnly::computeSctAbsLimitDR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276:18:virtual void OTRadValve::CurrentSenseValveMotorDirectBinaryOnly::recomputeIntermediatePosition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283:10:void OTRadValve::CurrentSenseValveMotorDirectBinaryOnly::resetCurrentPC(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295:18:virtual bool OTRadValve::CurrentSenseValveMotorDirectBinaryOnly::do_valveCalibrating_prop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303:18:virtual bool OTRadValve::CurrentSenseValveMotorDirectBinaryOnly::do_valveNormal_prop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360:21:virtual uint8_t OTRadValve::CurrentSenseValveMotorDirectBinaryOnly::getMinPercentOpen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387:18:virtual bool OTRadValve::CurrentSenseValveMotorDirectBinaryOnly::isNonProportionalOnly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392:18:virtual void OTRadValve::CurrentSenseValveMotorDirectBinaryOnly::signalHittingEndStop(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398:18:virtual void OTRadValve::CurrentSenseValveMotorDirectBinaryOnly::signalShaftEncoderMarkStart(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403:18:virtual void OTRadValve::CurrentSenseValveMotorDirectBinaryOnly::signalRunSCTTick(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410:10:bool OTRadValve::CurrentSenseValveMotorDirectBinaryOnly::isWaitingForValveToBeFitted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417:10:bool OTRadValve::CurrentSenseValveMotorDirectBinaryOnly::isInNormalRunState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504:20:uint16_t OTRadValve::CurrentSenseValveMotorDirect::CalibrationParameters::getTicksFromOpenToClosed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510:19:uint8_t OTRadValve::CurrentSenseValveMotorDirect::CalibrationParameters::getApproxPrecisionPC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532:16:bool OTRadValve::CurrentSenseValveMotorDirect::CalibrationParameters::cannotRunProportional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8:39:constexpr const T&amp; OTV0P2BASE::fnconstrain(const T&amp;, const T&amp;, const T&amp;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627:18:virtual void OTRadValve::CurrentSenseValveMotorDirect::signalShaftEncoderMarkStart(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h:641:18:virtual bool OTRadValve::CurrentSenseValveMotorDirect::isNonProportionalOnly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cpp:41:6:virtual void OTRadValve::CurrentSenseValveMotorDirect::signalRunSCTTick(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3:39:constexpr const T&amp; OTV0P2BASE::fnmin(const T&amp;, const T&amp;) [with T = short unsigned 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4:39:constexpr const T&amp; OTV0P2BASE::fnmax(const T&amp;, const T&amp;) [with T = short unsigned 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8:39:constexpr const T&amp; OTV0P2BASE::fnconstrain(const T&amp;, const T&amp;, const T&amp;) [with T = long unsigned 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CurrentSenseValveMotorDirect.cpp:129:9:uint8_t OTRadValve::CurrentSenseValveMotorDirect::CalibrationParameters::computePosition(volatile uint16_t&amp;, volatile uint16_t&amp;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FHT8VRadValve.h:93:27:static uint8_t OTRadValve::FHT8VRadValveUtil::xor_parity_even_bit(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FHT8VRadValve.cpp:51:10:static uint8_t* OTRadValve::FHT8VRadValveUtil::_FHT8VCreate200usAppendEncBit(uint8_t*, 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FHT8VRadValve.cpp:173:16:uint8_t OTRadValve::readOneBit(OTRadValve::decode_state_t*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80:3:constexpr std::memory_order std::operator&amp;(std::memory_order, std::__memory_order_modifier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87:3:constexpr std::memory_order std::__cmpexch_failure_order2(std::memory_order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ctuator.h:79:21:virtual uint8_t OTV0P2BASE::SimpleTSUint8Actuator::get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4:39:constexpr const T&amp; OTV0P2BASE::fnmax(const T&amp;, const T&amp;) [with T = 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4:39:constexpr const T&amp; OTV0P2BASE::fnmax(const T&amp;, const T&amp;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bstractRadValve.h:56:38:virtual const char* OTRadValve::AbstractRadValve::tag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bstractRadValve.h:59:18:virtual bool OTRadValve::AbstractRadValve::isValid(uint8_t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bstractRadValve.h:67:18:virtual bool OTRadValve::AbstractRadValve::set(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bstractRadValve.h:71:18:virtual void OTRadValve::AbstractRadValve::signalValveFitted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AbstractRadValve.h:75:18:virtual bool OTRadValve::AbstractRadValve::isWaitingForValveToBeFitted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ValveMode.h:123:10:bool OTRadValve::ValveMode::inWarmMode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3:39:constexpr const T&amp; OTV0P2BASE::fnmin(const T&amp;, const T&amp;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h:695:21:virtual uint8_t OTRadValve::ModelledRadValve::preferredPollInterval_s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h:730:13:uint8_t OTRadValve::ModelledRadValve::getMaxPercentageOpenAllowed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h:750:18:virtual bool OTRadValve::ModelledRadValve::isCallingForHeat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h:758:18:virtual bool OTRadValve::ModelledRadValve::isUnderTarget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cpp:32:9:uint8_t OTRadValve::ModelledRadValve::getMinValvePcReallyOpen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.cpp:59:6:void OTRadValve::ModelledRadValve::setMinValvePcReallyOpen(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52:38:constexpr const T OTV0P2BASE::fnabsdiff(const T&amp;, const T&amp;) [with T = long 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56:38:constexpr const T OTV0P2BASE::fnabs(const T&amp;) [with T = long 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52:38:constexpr const T OTV0P2BASE::fnabsdiff(const T&amp;, const T&amp;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352:10:void OTRadValve::ModelledRadValveState&lt;MINIMAL_BINARY_IMPL&gt;::clearEvent() const [with bool MINIMAL_BINARY_IMPL = false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880:25:static int_fast16_t OTRadValve::ModelledRadValveState&lt;MINIMAL_BINARY_IMPL&gt;::computeRawTemp16(const OTRadValve::ModelledRadValveInputState&amp;) [with bool MINIMAL_BINARY_IMPL = false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876:17:void OTRadValve::ModelledRadValveState&lt;MINIMAL_BINARY_IMPL&gt;::_backfillTemperatures(int_fast16_t) [with bool MINIMAL_BINARY_IMPL = false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3:39:constexpr const T&amp; OTV0P2BASE::fnmin(const T&amp;, const T&amp;) [with T = long unsigned 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8:39:constexpr const T&amp; OTV0P2BASE::fnconstrain(const T&amp;, const T&amp;, const T&amp;) [with T = 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383:10:void OTRadValve::ModelledRadValveState&lt;MINIMAL_BINARY_IMPL&gt;::valveTurnup() [with bool MINIMAL_BINARY_IMPL = false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369:10:void OTRadValve::ModelledRadValveState&lt;MINIMAL_BINARY_IMPL&gt;::valveTurndown() [with bool MINIMAL_BINARY_IMPL = false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29:33:int_fast16_t OTRadValve::smallIntMean(const int_fast16_t*) [with long unsigned int N = 16ul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371:10:bool OTRadValve::ModelledRadValveState&lt;MINIMAL_BINARY_IMPL&gt;::dontTurnup() const [with bool MINIMAL_BINARY_IMPL = false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354:10:void OTRadValve::ModelledRadValveState&lt;MINIMAL_BINARY_IMPL&gt;::setEvent(OTRadValve::ModelledRadValveState&lt;MINIMAL_BINARY_IMPL&gt;::event_t) const [with bool MINIMAL_BINARY_IMPL = false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385:10:bool OTRadValve::ModelledRadValveState&lt;MINIMAL_BINARY_IMPL&gt;::dontTurndown() const [with bool MINIMAL_BINARY_IMPL = false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ModelledRadValveState.h:439:18:int_fast16_t OTRadValve::ModelledRadValveState&lt;MINIMAL_BINARY_IMPL&gt;::getRawDelta() const [with bool MINIMAL_BINARY_IMPL = false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76:18:bool OTV0P2BASE::SensorCore&lt;T&gt;::isAvailable() const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126:18:bool OTV0P2BASE::Sensor&lt;T&gt;::handleInterruptSimple(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80:3:constexpr std::memory_order std::operator&amp;(std::memory_order, std::__memory_order_modifier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RadValve_SimpleValveSchedule.h:142:25:virtual uint8_t OTRadValve::SimpleValveScheduleParams::onTime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CRC.cpp:43:13:uint8_t OTV0P2BASE::crc7_5B_update(uint8_t, 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80:3:constexpr std::memory_order std::operator&amp;(std::memory_order, std::__memory_order_modifier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87:3:constexpr std::memory_order std::__cmpexch_failure_order2(std::memory_order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256:17:constexpr std::__atomic_base&lt;_IntTp&gt;::__atomic_base(std::__atomic_base&lt;_IntTp&gt;::__int_type) [with _ITp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61:7:constexpr OTV0P2BASE::SensorCore&lt;signed char&gt;::SensorCore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h:137:30:virtual const char* OTV0P2BASE::ErrorReport::tag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h:141:24:virtual int8_t OTV0P2BASE::ErrorReport::get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h:144:25:virtual uint8_t OTV0P2BASE::ErrorReport::preferredPollInterval_s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108:18:bool OTV0P2BASE::Sensor&lt;T&gt;::isValid(T) const [with T = 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126:18:bool OTV0P2BASE::Sensor&lt;T&gt;::handleInterruptSimple() [with T = 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76:18:bool OTV0P2BASE::SensorCore&lt;T&gt;::isAvailable() const [with T = 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80:26:const char* OTV0P2BASE::SensorCore&lt;T&gt;::tag() const [with T = 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114:21:uint8_t OTV0P2BASE::Sensor&lt;T&gt;::preferredPollInterval_s() const [with T = 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ErrorReport.cpp:36:1:cpp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h:99:15:constexpr OTV0P2BASE::GenericStatsDescriptor::GenericStatsDescriptor(OTV0P2BASE::MSG_JSON_SimpleStatsKey_t, 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h:290:19:constexpr OTV0P2BASE::SimpleStatsRotationBase::DescValueTuple::Flags::Flags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cpp:43:6:bool OTV0P2BASE::quickValidateRawSimpleJSONMessage(const char*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3:39:constexpr const T&amp; OTV0P2BASE::fnmin(const T&amp;, const T&amp;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cpp:175:6:bool OTV0P2BASE::isValidSimpleStatsKey(OTV0P2BASE::MSG_JSON_SimpleStatsKey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cpp:333:6:bool OTV0P2BASE::SimpleStatsRotationBase::changedValue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ArduinoCompat.h:50:7:constexpr Print::Print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h:157:10:void OTV0P2BASE::BufPrintT&lt;Printer&gt;::setMark() [with Printer = Pr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h:155:13:uint8_t OTV0P2BASE::BufPrintT&lt;Printer&gt;::getSize() const [with Printer = Pr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h:159:10:void OTV0P2BASE::BufPrintT&lt;Printer&gt;::rewind() [with Printer = Pr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h:153:10:bool OTV0P2BASE::BufPrintT&lt;Printer&gt;::isFull() const [with Printer = Pr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JSONStats.h:147:20:size_t OTV0P2BASE::BufPrintT&lt;Printer&gt;::write(uint8_t) [with Printer = Pr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PowerManagement.cpp:201:6:void OTV0P2BASE::power_intermittent_peripherals_enable(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PowerManagement.cpp:208:6:void OTV0P2BASE::power_intermittent_peripherals_disable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PowerManagement.cpp:339:6:void OTV0P2BASE::minimisePowerWithoutSleep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QuickPRNG.cpp:73:6:void OTV0P2BASE::seedRNG8(uint8_t, uint8_t, 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QuickPRNG.cpp:85:9:uint8_t OTV0P2BASE::randRNG8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QuickPRNG.cpp:95:6:void OTV0P2BASE::_resetRNG8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RTC.cpp:174:16:uint_least16_t OTV0P2BASE::getMinutesSinceMidnightLT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RTC.cpp:261:6:bool OTV0P2BASE::setSeconds(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RTC.cpp:282:6:void OTV0P2BASE::enableRTCWatchdog(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RTC.cpp:286:6:void OTV0P2BASE::resetRTCWatchDog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AmbientLightOccupancy.h:175:20:virtual void OTV0P2BASE::SensorAmbientLightOccupancyDetectorSimple::setTypMinMax(uint8_t, uint8_t, uint8_t, 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3:39:constexpr const T&amp; OTV0P2BASE::fnmin(const T&amp;, const T&amp;) [with T = 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52:38:constexpr const T OTV0P2BASE::fnabsdiff(const T&amp;, const T&amp;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160:21:virtual uint8_t OTV0P2BASE::SimpleTSUint8Sensor::get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AmbientLightOccupancy.h:175:20:virtual void OTV0P2BASE::SensorAmbientLightOccupancyDetectorSimple::setTypMinMax(uint8_t, uint8_t, uint8_t, bool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AmbientLight.h:87:26:virtual const char* OTV0P2BASE::SensorAmbientLightBase::tag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4:39:constexpr const T&amp; OTV0P2BASE::fnmax(const T&amp;, const T&amp;) [with T = 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AmbientLight.h:165:21:virtual uint8_t OTV0P2BASE::SensorAmbientLightAdaptive::preferredPollInterval_s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4:39:constexpr const T&amp; OTV0P2BASE::fnmax(const T&amp;, const T&amp;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3:39:constexpr const T&amp; OTV0P2BASE::fnmin(const T&amp;, const T&amp;) [with T = int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76:18:bool OTV0P2BASE::SensorCore&lt;T&gt;::isAvailable() const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108:18:bool OTV0P2BASE::Sensor&lt;T&gt;::isValid(T) const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126:18:bool OTV0P2BASE::Sensor&lt;T&gt;::handleInterruptSimple(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80:3:constexpr std::memory_order std::operator&amp;(std::memory_order, std::__memory_order_modifier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tomic_base.h:87:3:constexpr std::memory_order std::__cmpexch_failure_order2(std::memory_order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160:21:virtual uint8_t OTV0P2BASE::SimpleTSUint8Sensor::get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Occupancy.h:108:18:virtual bool OTV0P2BASE::PseudoSensorOccupancyTracker::isValid(uint8_t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Occupancy.h:111:21:virtual uint8_t OTV0P2BASE::PseudoSensorOccupancyTracker::preferredPollInterval_s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Occupancy.h:114:26:virtual const char* OTV0P2BASE::PseudoSensorOccupancyTracker::tag() const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3:39:constexpr const T&amp; OTV0P2BASE::fnmin(const T&amp;, const T&amp;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44:39:constexpr const T&amp; OTV0P2BASE::fnmax(const T&amp;, const T&amp;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76:18:bool OTV0P2BASE::SensorCore&lt;T&gt;::isAvailable() const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nsor.h:126:18:bool OTV0P2BASE::Sensor&lt;T&gt;::handleInterruptSimple() [with T = unsigned char]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erial_IO.cpp:196:6:void OTV0P2BASE::serialPrintlnAndFlush(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impleBinaryStats.cpp:52:6:void OTV0P2BASE::writeTrailingMinimalStatsPayloadBody(uint8_t*, const trailingMinimalStatsPayload_t*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impleBinaryStats.cpp:108:6:void OTV0P2BASE::extractTrailingMinimalStatsPayload(const uint8_t*, OTV0P2BASE::trailingMinimalStatsPayload_t*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tats.cpp:158:8:int8_t OTV0P2BASE::eeprom_unary_1byte_decode(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tats.cpp:212:9:uint8_t OTV0P2BASE::compressTempC16(int16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Stats.cpp:225:9:int16_t OTV0P2BASE::expandTempC16(uint8_t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TV0P2BASE_Util.h:76:15:int8_t OTV0P2BASE::parseHexDigit(char)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static</text:p>
          </table:table-cell>
          <table:table-cell table:style-name="ce3" table:number-columns-repeated="23"/>
          <table:table-cell table:number-columns-repeated="998"/>
        </table:table-row>
        <table:table-row table:style-name="ro2" table:number-rows-repeated="586">
          <table:table-cell table:style-name="ce3"/>
          <table:table-cell table:style-name="ce7"/>
          <table:table-cell table:style-name="ce3" table:number-columns-repeated="24"/>
          <table:table-cell table:number-columns-repeated="998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tack usage by fn excl tests'.A1:'stack usage by fn excl tests'.Z1005">
            <calcext:condition calcext:apply-style-name="ConditionalStyle_1" calcext:value="&gt;200" calcext:base-cell-address="'stack usage by fn excl tests'.A1"/>
          </calcext:conditional-format>
          <calcext:conditional-format calcext:target-range-address="'stack usage by fn excl tests'.B1:'stack usage by fn excl tests'.B1005">
            <calcext:condition calcext:apply-style-name="ConditionalStyle_2" calcext:value="between(150,200)" calcext:base-cell-address="'stack usage by fn excl tests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0000" fo:border="none"/>
    </style:style>
    <style:style style:name="ConditionalStyle_5f_2" style:display-name="ConditionalStyle_2" style:family="table-cell" style:parent-style-name="Default">
      <style:table-cell-properties fo:background-color="#ffff00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ck_20_usage_20_by_20_fn_20_excl_20_tests" style:display-name="PageStyle_stack usage by fn excl te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47" meta:object-count="0"/>
    <meta:generator>LibreOfficeDev/5.1.0.3$Linux_X86_64 LibreOffice_project/</meta:generator>
  </office:meta>
</office:document-meta>
</file>